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5" style:family="table">
      <style:table-properties style:width="6.526cm" fo:margin-left="0.014cm" table:align="left"/>
    </style:style>
    <style:style style:name="Tabla5.A" style:family="table-column">
      <style:table-column-properties style:column-width="3.022cm"/>
    </style:style>
    <style:style style:name="Tabla5.B" style:family="table-column">
      <style:table-column-properties style:column-width="3.505cm"/>
    </style:style>
    <style:style style:name="Tabla5.1" style:family="table-row">
      <style:table-row-properties style:min-row-height="0.508cm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6.556cm" table:align="margins"/>
    </style:style>
    <style:style style:name="Tabla6.A" style:family="table-column">
      <style:table-column-properties style:column-width="3.03cm" style:rel-column-width="30290*"/>
    </style:style>
    <style:style style:name="Tabla6.B" style:family="table-column">
      <style:table-column-properties style:column-width="3.526cm" style:rel-column-width="35245*"/>
    </style:style>
    <style:style style:name="Tabla6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officeooo:paragraph-rsid="00c9d2cd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fo:font-size="10pt" officeooo:paragraph-rsid="00c9d2cd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434c5" officeooo:paragraph-rsid="00c95769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434c5" officeooo:paragraph-rsid="00d42029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1434c5" officeooo:paragraph-rsid="00d7657b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0pt" officeooo:rsid="00c95769" officeooo:paragraph-rsid="00c95769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officeooo:rsid="00c95769" officeooo:paragraph-rsid="00c9d2cd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c95769" officeooo:paragraph-rsid="00d8a2ce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rsid="00c95769" officeooo:paragraph-rsid="00c9d2cd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10pt" officeooo:rsid="00cfd07c" officeooo:paragraph-rsid="00cfd07c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0pt" officeooo:rsid="00d14000" officeooo:paragraph-rsid="00d14000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0pt" officeooo:rsid="00c9d2cd" officeooo:paragraph-rsid="00c9d2cd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rsid="00e5772b" officeooo:paragraph-rsid="00e5772b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officeooo:rsid="00d2fe55" officeooo:paragraph-rsid="00d42029" fo:background-color="#ffffff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officeooo:rsid="00c95769" officeooo:paragraph-rsid="00d42029" fo:background-color="#ffffff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style:text-underline-style="none" officeooo:rsid="00c95769" officeooo:paragraph-rsid="00c9d2cd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style:text-underline-style="none" officeooo:rsid="00d2fe55" officeooo:paragraph-rsid="00d2fe55" fo:background-color="#ffffff" style:font-size-asian="10pt" style:font-size-complex="10pt"/>
    </style:style>
    <style:style style:name="T1" style:family="text">
      <style:text-properties officeooo:rsid="00c95769"/>
    </style:style>
    <style:style style:name="T2" style:family="text">
      <style:text-properties officeooo:rsid="00c9d2cd"/>
    </style:style>
    <style:style style:name="T3" style:family="text">
      <style:text-properties officeooo:rsid="00c95769" fo:background-color="#ffffff"/>
    </style:style>
    <style:style style:name="T4" style:family="text">
      <style:text-properties officeooo:rsid="00cf51e7" fo:background-color="#ffffff"/>
    </style:style>
    <style:style style:name="T5" style:family="text">
      <style:text-properties officeooo:rsid="00d2fe55"/>
    </style:style>
    <style:style style:name="T6" style:family="text">
      <style:text-properties officeooo:rsid="00d57504"/>
    </style:style>
    <style:style style:name="T7" style:family="text">
      <style:text-properties officeooo:rsid="00d7657b"/>
    </style:style>
    <style:style style:name="T8" style:family="text">
      <style:text-properties officeooo:rsid="00d8a2ce"/>
    </style:style>
    <style:style style:name="T9" style:family="text">
      <style:text-properties officeooo:rsid="00e3a942"/>
    </style:style>
    <style:style style:name="T10" style:family="text">
      <style:text-properties style:text-underline-style="none" officeooo:rsid="00e3a942"/>
    </style:style>
    <style:style style:name="T11" style:family="text">
      <style:text-properties style:text-underline-style="none" officeooo:rsid="00e51f65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11">ASADA <text:span text:style-name="T9">DE BRASILITO<text:line-break/>Cédula Jurídica</text:span><text:span text:style-name="T10">: </text:span><text:span text:style-name="T11">30023593</text:span></text:p>
      <text:p text:style-name="P14">Teléfono: 2222-2222</text:p>
      <text:p text:style-name="P14"/>
      <text:p text:style-name="P11">Recibo de Pago</text:p>
      <text:p text:style-name="P15">Número: <text:text-input text:description="&lt;o.number&gt;">numero</text:text-input></text:p>
      <text:p text:style-name="P12">Fecha: <text:s/><text:text-input text:description="&lt;o.formato_fecha()&gt;">fecha</text:text-input> <text:s/><text:time style:data-style-name="N41" text:time-value="2013-09-02T14:36:51" text:fixed="true">14:36:51</text:time></text:p>
      <text:p text:style-name="P18"/>
      <text:p text:style-name="P5"><text:span text:style-name="T3">C</text:span><text:span text:style-name="T4">l</text:span><text:span text:style-name="T3">iente : </text:span><text:span text:style-name="T3"><text:text-input text:description="&lt;o.partner_id.name&gt;">cliente</text:text-input></text:span></text:p>
      <text:p text:style-name="P16"/>
      <text:p text:style-name="P4"><text:span text:style-name="T1">----------------------------------------------</text:span><text:span text:style-name="T2">---------</text:span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8"><text:s/><text:span text:style-name="T5">Factur</text:span><text:span text:style-name="T6">a</text:span></text:p>
          </table:table-cell>
          <table:table-cell table:style-name="Tabla5.A1" office:value-type="string">
            <text:p text:style-name="P13">Total</text:p>
          </table:table-cell>
        </table:table-row>
      </table:table>
      <text:p text:style-name="P4"><text:span text:style-name="T2">---------</text:span><text:span text:style-name="T1">----------------------------------------------</text:span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"><text:text-input text:description="&lt;for each=&quot;l in o.linea_pago()&quot;&gt;">for</text:text-input></text:p>
          </table:table-cell>
          <table:table-cell table:style-name="Tabla6.A1" office:value-type="string">
            <text:p text:style-name="P1"/>
          </table:table-cell>
        </table:table-row>
        <table:table-row>
          <table:table-cell table:style-name="Tabla6.A1" office:value-type="string">
            <text:p text:style-name="P2"><text:text-input text:description="&lt;l.numero&gt;">factura</text:text-input></text:p>
          </table:table-cell>
          <table:table-cell table:style-name="Tabla6.A1" office:value-type="string">
            <text:p text:style-name="P3"><text:text-input text:description="&lt;l.monto&gt;">total</text:text-input></text:p>
          </table:table-cell>
        </table:table-row>
        <table:table-row>
          <table:table-cell table:style-name="Tabla6.A1" office:value-type="string">
            <text:p text:style-name="P1"><text:text-input text:description="&lt;/for&gt;">End for</text:text-input></text:p>
          </table:table-cell>
          <table:table-cell table:style-name="Tabla6.A1" office:value-type="string">
            <text:p text:style-name="P1"/>
          </table:table-cell>
        </table:table-row>
      </table:table>
      <text:p text:style-name="P6"><text:span text:style-name="T1">----------------------------</text:span><text:span text:style-name="T2">---------</text:span><text:span text:style-name="T1">------------------</text:span></text:p>
      <text:p text:style-name="P10"><text:tab/><text:tab/><text:span text:style-name="T7">Total pagado: <text:s text:c="11"/></text:span><text:span text:style-name="T7"><text:text-input text:description="&lt;o.total_pagado()&gt;">pagado</text:text-input></text:span></text:p>
      <text:p text:style-name="P17"/>
      <text:p text:style-name="P17"/>
      <text:p text:style-name="P9"><text:span text:style-name="T8">Forma de pago: <text:s/></text:span><text:span text:style-name="T8"><text:text-input text:description="&lt;o.journal_id.name&gt;">diario</text:text-input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9.001cm" style:num-format="1" style:print-orientation="portrait" fo:margin-top="0cm" fo:margin-bottom="0.016cm" fo:margin-left="0.162cm" fo:margin-right="0.28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vanni </meta:initial-creator>
    <meta:creation-date>2013-02-25T08:58:25</meta:creation-date>
    <dc:date>2013-09-02T14:37:11</dc:date>
    <dc:creator>leidy </dc:creator>
    <meta:editing-duration>P2DT16H3M</meta:editing-duration>
    <meta:editing-cycles>205</meta:editing-cycles>
    <meta:generator>LibreOffice/3.6$Linux_x86 LibreOffice_project/360m1$Build-2</meta:generator>
    <meta:printed-by>giovanni </meta:printed-by>
    <meta:print-date>2013-03-01T12:20:23</meta:print-date>
    <meta:document-statistic meta:table-count="2" meta:image-count="0" meta:object-count="0" meta:page-count="1" meta:paragraph-count="17" meta:word-count="36" meta:character-count="386" meta:non-whitespace-character-count="350"/>
    <meta:user-defined meta:name="Info 1"/>
    <meta:user-defined meta:name="Info 2"/>
    <meta:user-defined meta:name="Info 3"/>
    <meta:user-defined meta:name="Info 4"/>
  </office:meta>
</office:document-meta>
</file>